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f2328" style:font-name="apple-system" fo:font-size="12pt" fo:letter-spacing="normal" fo:font-style="normal" fo:font-weight="normal" loext:padding="0.049cm" loext:border="0.51pt solid #000000"/>
    </style:style>
    <style:style style:name="P2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1f2328" style:font-name="apple-system" fo:font-size="12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4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5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6" style:family="paragraph" style:parent-style-name="Text_20_body" style:list-style-name="L1">
      <style:paragraph-properties fo:margin-top="0cm" fo:margin-bottom="0.247cm" loext:contextual-spacing="false" fo:orphans="2" fo:widows="2"/>
      <style:text-properties fo:font-variant="normal" fo:text-transform="none" fo:color="#1f2328" style:font-name="apple-system" fo:font-size="12pt" fo:letter-spacing="normal" fo:font-style="normal" fo:font-weight="normal"/>
    </style:style>
    <style:style style:name="P7" style:family="paragraph" style:parent-style-name="Heading_20_2">
      <style:text-properties fo:font-variant="normal" fo:text-transform="none" fo:color="#1f2328" style:font-name="apple-system" fo:letter-spacing="normal" fo:font-style="normal"/>
    </style:style>
    <style:style style:name="P8" style:family="paragraph" style:parent-style-name="Heading_20_2">
      <style:paragraph-properties fo:margin-left="0cm" fo:margin-right="0cm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000000"/>
      <style:text-properties fo:font-variant="normal" fo:text-transform="none" fo:color="#1f2328" style:font-name="apple-system" fo:letter-spacing="normal" fo:font-style="normal"/>
    </style:style>
    <style:style style:name="P9" style:family="paragraph" style:parent-style-name="Heading_20_2">
      <style:paragraph-properties fo:margin-left="0cm" fo:margin-right="0cm" fo:margin-top="0cm" fo:margin-bottom="0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000000"/>
    </style:style>
    <style:style style:name="P10" style:family="paragraph" style:parent-style-name="Preformatted_20_Text">
      <style:paragraph-properties fo:margin-left="0cm" fo:margin-right="0cm" fo:margin-top="0cm" fo:margin-bottom="0cm" loext:contextual-spacing="false" fo:line-height="145%" fo:text-align="start" style:justify-single-word="false" fo:orphans="2" fo:widows="2" fo:text-indent="0cm" style:auto-text-indent="false"/>
    </style:style>
    <style:style style:name="P11" style:family="paragraph" style:parent-style-name="Preformatted_20_Text">
      <style:paragraph-properties fo:margin-top="0cm" fo:margin-bottom="0cm" loext:contextual-spacing="false" fo:line-height="145%" fo:text-align="start" style:justify-single-word="false" fo:orphans="2" fo:widows="2"/>
    </style:style>
    <style:style style:name="P12" style:family="paragraph" style:parent-style-name="Heading_20_3">
      <style:paragraph-properties fo:margin-left="0cm" fo:margin-right="0cm" fo:line-height="125%" fo:orphans="2" fo:widows="2" fo:text-indent="0cm" style:auto-text-indent="false"/>
      <style:text-properties fo:font-variant="normal" fo:text-transform="none" fo:color="#1f2328" style:font-name="apple-system" fo:letter-spacing="normal" fo:font-style="normal"/>
    </style:style>
    <style:style style:name="T1" style:family="text">
      <style:text-properties fo:font-variant="normal" fo:text-transform="none" fo:color="#1f2328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1f2328" style:font-name="apple-system" fo:letter-spacing="normal" fo:font-style="normal"/>
    </style:style>
    <style:style style:name="T3" style:family="text">
      <style:text-properties fo:font-variant="normal" fo:text-transform="none" fo:color="#1f2328" style:font-name="var fontStack-monospace" fo:font-size="9.75pt" fo:letter-spacing="normal" fo:font-style="normal" fo:font-weight="normal"/>
    </style:style>
    <style:style style:name="T4" style:family="text">
      <style:text-properties fo:font-variant="normal" fo:text-transform="none" fo:color="#1f2328" style:font-name="var fontStack-monospace" fo:font-size="10.5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1f2328" style:font-name="var fontStack-monospace" fo:letter-spacing="normal" fo:font-style="normal" loext:padding="0cm" loext:border="none"/>
    </style:style>
    <style:style style:name="T6" style:family="text">
      <style:text-properties fo:font-variant="normal" fo:text-transform="none" fo:color="#1f2328" fo:letter-spacing="normal" loext:padding="0cm" loext:border="none"/>
    </style:style>
    <style:style style:name="T7" style:family="text">
      <style:text-properties style:text-line-through-style="none" style:text-line-through-type="none" style:font-name="var fontStack-monospace" style:text-underline-style="none" style:text-blinking="false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Topic: 1) Connect &amp; verify the USB camera on Jetson</text:h>
      <text:h text:style-name="P12" text:outline-level="3">Problem solved</text:h>
      <text:p text:style-name="P3"><text:span text:style-name="T1">Camera sometimes appears as </text:span><text:span text:style-name="Source_20_Text"><text:span text:style-name="T3">/dev/video0</text:span></text:span><text:span text:style-name="T1"> and sometimes </text:span><text:span text:style-name="Source_20_Text"><text:span text:style-name="T3">/dev/video1</text:span></text:span><text:span text:style-name="T1">, causing detectnet failures.</text:span></text:p>
      <text:h text:style-name="P12" text:outline-level="3">Commands</text:h>
      <text:p text:style-name="P1">camera_list_video_nodes.sh</text:p>
      <text:p text:style-name="P10"><text:span text:style-name="Source_20_Text"><text:span text:style-name="T4">ls -l /dev/video*</text:span></text:span></text:p>
      <text:p text:style-name="P11"/>
      <text:p text:style-name="P2">(Optional, to see camera name like “HD Webcam C615”)</text:p>
      <text:p text:style-name="P1">camera_check_sysfs_names.sh</text:p>
      <text:p text:style-name="P10"><text:span text:style-name="Source_20_Text"><text:span text:style-name="T4">for f in /sys/class/video4linux/video*/name; do echo "$f: $(cat $f)"; done</text:span></text:span></text:p>
      <text:p text:style-name="P11"/>
      <text:p text:style-name="Horizontal_20_Line"/>
      <text:h text:style-name="P8" text:outline-level="2">Topic: 2) Run detectnet manually (baseline test)</text:h>
      <text:h text:style-name="P12" text:outline-level="3">Problem solved</text:h>
      <text:p text:style-name="P2">Verify that the TensorRT-accelerated model runs and camera opens.</text:p>
      <text:h text:style-name="P12" text:outline-level="3">Commands (from your build folder)</text:h>
      <text:p text:style-name="P1">cd_to_build.sh</text:p>
      <text:p text:style-name="P10"><text:span text:style-name="Source_20_Text"><text:span text:style-name="T4">cd /media/expobot/114/jetson-inference/build</text:span></text:span></text:p>
      <text:p text:style-name="P11"/>
      <text:p text:style-name="P3"><text:span text:style-name="T1">Try camera node (change </text:span><text:span text:style-name="Source_20_Text"><text:span text:style-name="T3">/dev/video0</text:span></text:span><text:span text:style-name="T1"> to </text:span><text:span text:style-name="Source_20_Text"><text:span text:style-name="T3">/dev/video1</text:span></text:span><text:span text:style-name="T1"> if needed):</text:span></text:p>
      <text:p text:style-name="P1">run_detectnet_manual.sh</text:p>
      <text:p text:style-name="P10"><text:span text:style-name="Source_20_Text"><text:span text:style-name="T4">./aarch64/bin/detectnet --network=ssd-mobilenet-v2 /dev/video0</text:span></text:span></text:p>
      <text:p text:style-name="P11"/>
      <text:p text:style-name="P2">If camera is busy or stuck, check and kill old detectnet:</text:p>
      <text:p text:style-name="P1">check_running_detectnet.sh</text:p>
      <text:p text:style-name="P10"><text:span text:style-name="Source_20_Text"><text:span text:style-name="T4">ps aux | egrep 'detectnet|gst|v4l2' | grep -v grep</text:span></text:span></text:p>
      <text:p text:style-name="P11"/>
      <text:p text:style-name="P1"><text:soft-page-break/>kill_detectnet_if_running.sh</text:p>
      <text:p text:style-name="P10"><text:span text:style-name="Source_20_Text"><text:span text:style-name="T4">sudo pkill -f detectnet || true</text:span></text:span></text:p>
      <text:p text:style-name="P11"><text:span text:style-name="Source_20_Text"><text:span text:style-name="T4">sleep 1</text:span></text:span></text:p>
      <text:p text:style-name="P11"/>
      <text:p text:style-name="Horizontal_20_Line"/>
      <text:h text:style-name="P8" text:outline-level="2">Topic: 3) Run detectnet from Python + fix “camera changes” by auto-fallback</text:h>
      <text:h text:style-name="P12" text:outline-level="3">Problem solved</text:h>
      <text:list xml:id="list544309115" text:style-name="L1">
        <text:list-item>
          <text:p text:style-name="P6">Python script runs detectnet</text:p>
        </text:list-item>
        <text:list-item>
          <text:p text:style-name="P4"><text:span text:style-name="T1">Automatically tries </text:span><text:span text:style-name="Source_20_Text"><text:span text:style-name="T3">/dev/video0</text:span></text:span><text:span text:style-name="T1">, </text:span><text:span text:style-name="Source_20_Text"><text:span text:style-name="T3">/dev/video1</text:span></text:span><text:span text:style-name="T1">, ... and chooses the working one</text:span></text:p>
        </text:list-item>
        <text:list-item>
          <text:p text:style-name="P6">Parses stdout for person + bounding box</text:p>
        </text:list-item>
      </text:list>
      <text:h text:style-name="P12" text:outline-level="3">Commands</text:h>
      <text:p text:style-name="P2">Create/edit your python script (example if using nano):</text:p>
      <text:p text:style-name="P1">create_or_edit_run_py.sh</text:p>
      <text:p text:style-name="P10"><text:span text:style-name="Source_20_Text"><text:span text:style-name="T4">nano /media/expobot/114/jetson-inference/build/run.py</text:span></text:span></text:p>
      <text:p text:style-name="P11"/>
      <text:p text:style-name="P2">Run it:</text:p>
      <text:p text:style-name="P1">run_python_detectnet.sh</text:p>
      <text:p text:style-name="P10"><text:span text:style-name="Source_20_Text"><text:span text:style-name="T4">cd /media/expobot/114/jetson-inference/build</text:span></text:span></text:p>
      <text:p text:style-name="P11"><text:span text:style-name="Source_20_Text"><text:span text:style-name="T4">python3 run.py</text:span></text:span></text:p>
      <text:p text:style-name="P11"/>
      <text:p text:style-name="P2">(When debugging failure output)</text:p>
      <text:p text:style-name="P1">run_python_detectnet_verbose.sh</text:p>
      <text:p text:style-name="P10"><text:span text:style-name="Source_20_Text"><text:span text:style-name="T4">python3 run.py | tail -n 80</text:span></text:span></text:p>
      <text:p text:style-name="P11"/>
      <text:p text:style-name="Horizontal_20_Line"/>
      <text:h text:style-name="P8" text:outline-level="2"><text:soft-page-break/>Topic: 4) Install Arduino CLI on Jetson (terminal flashing)</text:h>
      <text:h text:style-name="P12" text:outline-level="3">Problem solved</text:h>
      <text:p text:style-name="P2">Flash Arduino Mega from Jetson terminal (no IDE needed) and fix PATH issues.</text:p>
      <text:h text:style-name="P12" text:outline-level="3">Commands</text:h>
      <text:p text:style-name="P2">Install prerequisites:</text:p>
      <text:p text:style-name="P1">install_curl.sh<text:span text:style-name="T7">v2</text:span></text:p>
      <text:p text:style-name="P10"><text:span text:style-name="Source_20_Text"><text:span text:style-name="T4">sudo apt update</text:span></text:span></text:p>
      <text:p text:style-name="P11"><text:span text:style-name="Source_20_Text"><text:span text:style-name="T4">sudo apt install -y curl</text:span></text:span></text:p>
      <text:p text:style-name="P11"/>
      <text:p text:style-name="P2">Install arduino-cli:</text:p>
      <text:p text:style-name="P1">download_install_arduino_cli.sh</text:p>
      <text:p text:style-name="P10"><text:span text:style-name="Source_20_Text"><text:span text:style-name="T4">cd /tmp</text:span></text:span></text:p>
      <text:p text:style-name="P11"><text:span text:style-name="Source_20_Text"><text:span text:style-name="T4">curl -fsSL https://raw.githubusercontent.com/arduino/arduino-cli/master/install.sh | sh</text:span></text:span></text:p>
      <text:p text:style-name="P11"/>
      <text:p text:style-name="P2">Move into PATH (recommended location):</text:p>
      <text:p text:style-name="P1">move_arduino_cli_to_usr_local_bin.sh</text:p>
      <text:p text:style-name="P10"><text:span text:style-name="Source_20_Text"><text:span text:style-name="T4">sudo mv bin/arduino-cli /usr/local/bin/arduino-cli</text:span></text:span></text:p>
      <text:p text:style-name="P11"><text:span text:style-name="Source_20_Text"><text:span text:style-name="T4">sudo chmod +x /usr/local/bin/arduino-cli</text:span></text:span></text:p>
      <text:p text:style-name="P11"/>
      <text:p text:style-name="P2">Verify:</text:p>
      <text:p text:style-name="P1">check_arduino_cli_version.sh</text:p>
      <text:p text:style-name="P10"><text:span text:style-name="Source_20_Text"><text:span text:style-name="T4">arduino-cli version</text:span></text:span></text:p>
      <text:p text:style-name="P11"/>
      <text:p text:style-name="Horizontal_20_Line"/>
      <text:h text:style-name="P8" text:outline-level="2"><text:soft-page-break/>Topic: 5) Setup Arduino core for Mega (AVR) and confirm board/port</text:h>
      <text:h text:style-name="P12" text:outline-level="3">Problem solved</text:h>
      <text:p text:style-name="P3"><text:span text:style-name="T1">Install </text:span><text:span text:style-name="Source_20_Text"><text:span text:style-name="T3">arduino:avr</text:span></text:span><text:span text:style-name="T1"> core + detect Mega port.</text:span></text:p>
      <text:h text:style-name="P12" text:outline-level="3">Commands (one time core setup)</text:h>
      <text:p text:style-name="P1">arduino_cli_core_setup.sh</text:p>
      <text:p text:style-name="P10"><text:span text:style-name="Source_20_Text"><text:span text:style-name="T4">arduino-cli config init --overwrite</text:span></text:span></text:p>
      <text:p text:style-name="P11"><text:span text:style-name="Source_20_Text"><text:span text:style-name="T4">arduino-cli core update-index</text:span></text:span></text:p>
      <text:p text:style-name="P11"><text:span text:style-name="Source_20_Text"><text:span text:style-name="T4">arduino-cli core install arduino:avr</text:span></text:span></text:p>
      <text:p text:style-name="P11"/>
      <text:p text:style-name="P2">List connected boards and ports:</text:p>
      <text:p text:style-name="P1">arduino_cli_board_list.sh</text:p>
      <text:p text:style-name="P10"><text:span text:style-name="Source_20_Text"><text:span text:style-name="T4">arduino-cli board list</text:span></text:span></text:p>
      <text:p text:style-name="P11"/>
      <text:p text:style-name="P2">Also check port nodes:</text:p>
      <text:p text:style-name="P1">list_serial_ports.sh</text:p>
      <text:p text:style-name="P10"><text:span text:style-name="Source_20_Text"><text:span text:style-name="T4">ls -l /dev/ttyACM* /dev/ttyUSB* 2&gt;/dev/null</text:span></text:span></text:p>
      <text:p text:style-name="P11"/>
      <text:p text:style-name="P2">(Stable port path if available)</text:p>
      <text:p text:style-name="P1">list_by_id_ports.sh</text:p>
      <text:p text:style-name="P10"><text:span text:style-name="Source_20_Text"><text:span text:style-name="T4">ls -l /dev/serial/by-id/ 2&gt;/dev/null</text:span></text:span></text:p>
      <text:p text:style-name="P11"/>
      <text:p text:style-name="Horizontal_20_Line"/>
      <text:h text:style-name="P8" text:outline-level="2">Topic: 6) Create Arduino sketch folder + file (LED ON/OFF by serial)</text:h>
      <text:h text:style-name="P12" text:outline-level="3">Problem solved</text:h>
      <text:p text:style-name="P3"><text:span text:style-name="T1">Master/slave test: Jetson sends </text:span><text:span text:style-name="Source_20_Text"><text:span text:style-name="T3">H</text:span></text:span><text:span text:style-name="T1">/</text:span><text:span text:style-name="Source_20_Text"><text:span text:style-name="T3">L</text:span></text:span><text:span text:style-name="T1"> over serial, Mega toggles LED.</text:span></text:p>
      <text:h text:style-name="P12" text:outline-level="3"><text:soft-page-break/>Commands</text:h>
      <text:p text:style-name="P3"><text:span text:style-name="T1">Create folder and write </text:span><text:span text:style-name="Source_20_Text"><text:span text:style-name="T3">.ino</text:span></text:span><text:span text:style-name="T1"> file (no editor required):</text:span></text:p>
      <text:p text:style-name="P1">create_arduino_sketch_folder_and_file.sh</text:p>
      <text:p text:style-name="P10"><text:span text:style-name="Source_20_Text"><text:span text:style-name="T4">mkdir -p ~/sketches/mega_led_serial</text:span></text:span></text:p>
      <text:p text:style-name="P11"/>
      <text:p text:style-name="P11"><text:span text:style-name="Source_20_Text"><text:span text:style-name="T4">cat &gt; ~/sketches/mega_led_serial/mega_led_serial.ino &lt;&lt; 'EOF'</text:span></text:span></text:p>
      <text:p text:style-name="P11"><text:span text:style-name="Source_20_Text"><text:span text:style-name="T4">void setup(){</text:span></text:span></text:p>
      <text:p text:style-name="P11"><text:span text:style-name="Source_20_Text"><text:span text:style-name="T6"><text:s text:c="2"/></text:span></text:span><text:span text:style-name="Source_20_Text"><text:span text:style-name="T4">Serial.begin(9600);</text:span></text:span></text:p>
      <text:p text:style-name="P11"><text:span text:style-name="Source_20_Text"><text:span text:style-name="T6"><text:s text:c="2"/></text:span></text:span><text:span text:style-name="Source_20_Text"><text:span text:style-name="T4">pinMode(LED_BUILTIN, OUTPUT);</text:span></text:span></text:p>
      <text:p text:style-name="P2">Verify:</text:p>
      <text:p text:style-name="P1">verify_ino_contents.sh</text:p>
      <text:p text:style-name="P10"><text:span text:style-name="Source_20_Text"><text:span text:style-name="T4">sed -n '1,120p' ~/sketches/mega_led_serial/mega_led_serial.ino</text:span></text:span></text:p>
      <text:p text:style-name="P11"/>
      <text:p text:style-name="P2">Compile for Mega 2560:</text:p>
      <text:p text:style-name="P1">compile_arduino_sketch.sh</text:p>
      <text:p text:style-name="P10"><text:span text:style-name="Source_20_Text"><text:span text:style-name="T4">arduino-cli compile --fqbn arduino:avr:mega ~/sketches/mega_led_serial</text:span></text:span></text:p>
      <text:p text:style-name="P11"/>
      <text:p text:style-name="P3"><text:span text:style-name="T1">Upload (choose the correct port from </text:span><text:span text:style-name="Source_20_Text"><text:span text:style-name="T3">arduino-cli board list</text:span></text:span><text:span text:style-name="T1">):</text:span></text:p>
      <text:p text:style-name="P1">upload_arduino_sketch.sh</text:p>
      <text:p text:style-name="P10"><text:span text:style-name="Source_20_Text"><text:span text:style-name="T4">arduino-cli upload -p /dev/ttyACM0 --fqbn arduino:avr:mega ~/sketches/mega_led_serial</text:span></text:span></text:p>
      <text:p text:style-name="P11"/>
      <text:p text:style-name="Horizontal_20_Line"/>
      <text:h text:style-name="P8" text:outline-level="2">Topic: 7) Monitor Arduino serial (optional)</text:h>
      <text:h text:style-name="P12" text:outline-level="3">Problem solved</text:h>
      <text:p text:style-name="P2">Confirm Mega is receiving commands and printing “LED is ON/OFF”.</text:p>
      <text:h text:style-name="P12" text:outline-level="3">Commands (your sketch uses 9600)</text:h>
      <text:p text:style-name="P1">monitor_mega_serial_9600.sh</text:p>
      <text:p text:style-name="P10"><text:span text:style-name="Source_20_Text"><text:span text:style-name="T4">arduino-cli monitor -p /dev/ttyACM0 -c baudrate=9600</text:span></text:span></text:p>
      <text:p text:style-name="P11"/>
      <text:p text:style-name="Horizontal_20_Line"/>
      <text:h text:style-name="P8" text:outline-level="2"><text:soft-page-break/>Topic: 8) Install pyserial on Jetson (for Jetson→Mega communication)</text:h>
      <text:h text:style-name="P12" text:outline-level="3">Problem solved</text:h>
      <text:p text:style-name="P3"><text:span text:style-name="T1">Allow Python (</text:span><text:span text:style-name="Source_20_Text"><text:span text:style-name="T3">run.py</text:span></text:span><text:span text:style-name="T1">) to open </text:span><text:span text:style-name="Source_20_Text"><text:span text:style-name="T3">/dev/ttyACM0</text:span></text:span><text:span text:style-name="T1"> or </text:span><text:span text:style-name="Source_20_Text"><text:span text:style-name="T3">/dev/ttyUSB0</text:span></text:span><text:span text:style-name="T1"> and send commands.</text:span></text:p>
      <text:h text:style-name="P12" text:outline-level="3">Commands</text:h>
      <text:p text:style-name="P2">Install:</text:p>
      <text:p text:style-name="P1">install_pyserial.sh<text:span text:style-name="T7">v4</text:span></text:p>
      <text:p text:style-name="P10"><text:span text:style-name="Source_20_Text"><text:span text:style-name="T4">pip3 install pyserial</text:span></text:span></text:p>
      <text:p text:style-name="P11"/>
      <text:p text:style-name="P2">(If using your venv)</text:p>
      <text:p text:style-name="P1">activate_venv_and_install_pyserial.sh</text:p>
      <text:p text:style-name="P10"><text:span text:style-name="Source_20_Text"><text:span text:style-name="T4">source /media/expobot/114/nano-ai/bin/activate</text:span></text:span></text:p>
      <text:p text:style-name="P11"><text:span text:style-name="Source_20_Text"><text:span text:style-name="T4">pip install pyserial</text:span></text:span></text:p>
      <text:p text:style-name="P11"/>
      <text:p text:style-name="Horizontal_20_Line"/>
      <text:h text:style-name="P9" text:outline-level="2"><text:span text:style-name="T2">Topic: 9) Fix “Permission denied” on </text:span><text:span text:style-name="Source_20_Text"><text:span text:style-name="T5">/dev/ttyUSB0</text:span></text:span><text:span text:style-name="T2"> or </text:span><text:span text:style-name="Source_20_Text"><text:span text:style-name="T5">/dev/ttyACM0</text:span></text:span></text:h>
      <text:h text:style-name="P12" text:outline-level="3">Problem solved</text:h>
      <text:p text:style-name="P3"><text:span text:style-name="T1">Python failed with: </text:span><text:span text:style-name="Source_20_Text"><text:span text:style-name="T3">PermissionError: [Errno 13] Permission denied: '/dev/ttyUSB0'</text:span></text:span></text:p>
      <text:h text:style-name="P12" text:outline-level="3">Commands (recommended fix)</text:h>
      <text:p text:style-name="P1">add_user_to_dialout.sh<text:span text:style-name="T7">v2</text:span></text:p>
      <text:p text:style-name="P10"><text:span text:style-name="Source_20_Text"><text:span text:style-name="T4">sudo usermod -aG dialout $USER</text:span></text:span></text:p>
      <text:p text:style-name="P11"/>
      <text:p text:style-name="P2">Then reboot (or logout/login):</text:p>
      <text:p text:style-name="P1">reboot_after_dialout.sh</text:p>
      <text:p text:style-name="P10"><text:span text:style-name="Source_20_Text"><text:span text:style-name="T4">sudo reboot</text:span></text:span></text:p>
      <text:p text:style-name="P11"/>
      <text:p text:style-name="P2">Verify after login:</text:p>
      <text:p text:style-name="P1">verify_dialout_membership.sh</text:p>
      <text:p text:style-name="P10"><text:soft-page-break/><text:span text:style-name="Source_20_Text"><text:span text:style-name="T4">groups</text:span></text:span></text:p>
      <text:p text:style-name="P11"/>
      <text:p text:style-name="P2">Check permissions:</text:p>
      <text:p text:style-name="P1">check_device_permissions.sh</text:p>
      <text:p text:style-name="P10"><text:span text:style-name="Source_20_Text"><text:span text:style-name="T4">ls -l /dev/ttyUSB0 /dev/ttyACM0 2&gt;/dev/null</text:span></text:span></text:p>
      <text:p text:style-name="P11"/>
      <text:p text:style-name="P2">Quick test (not recommended long-term):</text:p>
      <text:p text:style-name="P1">run_python_as_sudo_quick_test.sh</text:p>
      <text:p text:style-name="P10"><text:span text:style-name="Source_20_Text"><text:span text:style-name="T4">sudo -E python3 run.py</text:span></text:span></text:p>
      <text:p text:style-name="P11"/>
      <text:p text:style-name="Horizontal_20_Line"/>
      <text:h text:style-name="P8" text:outline-level="2">Topic: 10) Final step — run the integrated script (camera + detectnet + Arduino LED)</text:h>
      <text:h text:style-name="P12" text:outline-level="3">Problem solved</text:h>
      <text:p text:style-name="P2">End-to-end integration:</text:p>
      <text:list xml:id="list3954800258" text:style-name="L2">
        <text:list-item>
          <text:p text:style-name="P5"><text:span text:style-name="T1">Camera feed → detectnet person detection → Python parses output → sends </text:span><text:span text:style-name="Source_20_Text"><text:span text:style-name="T3">H/L</text:span></text:span><text:span text:style-name="T1"> to Mega → LED toggles.</text:span></text:p>
        </text:list-item>
      </text:list>
      <text:h text:style-name="P12" text:outline-level="3">Final commands to run</text:h>
      <text:p text:style-name="P2">Activate venv (if you’re using it):</text:p>
      <text:p text:style-name="P1">activate_venv.sh<text:span text:style-name="T7">v3</text:span></text:p>
      <text:p text:style-name="P10"><text:span text:style-name="Source_20_Text"><text:span text:style-name="T4">source /media/expobot/114/nano-ai/bin/activate</text:span></text:span></text:p>
      <text:p text:style-name="P11"/>
      <text:p text:style-name="P2">Go to build folder and run:</text:p>
      <text:p text:style-name="P1">run_final_integration.sh</text:p>
      <text:p text:style-name="P10"><text:span text:style-name="Source_20_Text"><text:span text:style-name="T4">cd /media/expobot/114/jetson-inference/build</text:span></text:span></text:p>
      <text:p text:style-name="P11"><text:span text:style-name="Source_20_Text"><text:span text:style-name="T4">python3 run.py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3-18T13:12:27.158908309</meta:creation-date>
    <dc:date>2026-03-18T13:13:15.088059280</dc:date>
    <meta:editing-duration>PT49S</meta:editing-duration>
    <meta:editing-cycles>1</meta:editing-cycles>
    <meta:document-statistic meta:table-count="0" meta:image-count="0" meta:object-count="0" meta:page-count="7" meta:paragraph-count="143" meta:word-count="588" meta:character-count="4956" meta:non-whitespace-character-count="4514"/>
    <meta:generator>LibreOffice/6.0.7.3$Linux_AARCH64 LibreOffice_project/00m0$Build-3</meta:generator>
  </office:meta>
</office:document-meta>
</file>